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027c7" officeooo:paragraph-rsid="000027c7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4pt" fo:font-style="normal" style:text-underline-style="none" fo:font-weight="bold" officeooo:rsid="000c5b05" officeooo:paragraph-rsid="000c5b05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text-properties fo:font-size="20pt" fo:font-weight="bold" officeooo:rsid="000027c7" officeooo:paragraph-rsid="000027c7" style:font-size-asian="20pt" style:font-weight-asian="bold" style:font-size-complex="20pt" style:font-weight-complex="bold"/>
    </style:style>
    <style:style style:name="P4" style:family="paragraph">
      <style:text-properties fo:color="#99ff33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color="#99ff3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color="#99ff33" fo:font-size="18pt" fo:font-weight="bold" style:font-size-asian="15pt" style:font-weight-asian="bold" style:font-size-complex="18pt" style:font-weight-complex="bold"/>
    </style:style>
    <style:style style:name="T4" style:family="text">
      <style:text-properties fo:color="#99ff33" fo:font-size="11pt" fo:font-weight="bold" style:font-size-asian="10pt" style:font-weight-asian="bold" style:font-size-complex="11pt" style:font-weight-complex="bold"/>
    </style:style>
    <style:style style:name="T5" style:family="text">
      <style:text-properties fo:color="#99ff33" fo:font-weight="bold" style:font-weight-asian="bold" style:font-weight-complex="bold"/>
    </style:style>
    <style:style style:name="T6" style:family="text">
      <style:text-properties fo:color="#99ff33"/>
    </style:style>
    <style:style style:name="gr1" style:family="graphic">
      <style:graphic-properties draw:textarea-horizontal-align="justify" draw:textarea-vertical-align="middle" draw:auto-grow-height="false" fo:min-height="0.7453in" fo:min-width="1.9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2071in" fo:min-width="2.7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5472in" fo:min-width="1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2071in" fo:min-width="1.3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7437in" fo:min-width="2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0437in" fo:min-width="2.2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1.4953in" fo:min-width="2.6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6"/><text:span text:style-name="T2">Invension Project</text:span></text:p>
      <text:p text:style-name="P2"><text:span text:style-name="T2"/></text:p>
      <text:p text:style-name="P3">SMS RECEIVE AND SENDING PROCESS WITH DIAGRAM/FLOWCHART</text:p>
      <text:p text:style-name="P1"><draw:custom-shape text:anchor-type="paragraph" draw:z-index="0" draw:name="Shape1" draw:style-name="gr1" draw:text-style-name="P4" svg:width="3.8752in" svg:height="1.4898in" svg:x="1.6965in" svg:y="0.4346in"><text:p><text:span text:style-name="T3">Check Receive Number</text:span></text:p><text:p><text:span text:style-name="T4">(From and To Num Exist or not)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" draw:name="Shape2" draw:style-name="gr2" draw:text-style-name="P5" svg:x1="3.6236in" svg:y1="2.0075in" svg:x2="3.6134in" svg:y2="2.5283in"><text:p/></draw:line><draw:line text:anchor-type="paragraph" draw:z-index="2" draw:name="Shape3" draw:style-name="gr3" draw:text-style-name="P5" svg:x1="0.4673in" svg:y1="2.5283in" svg:x2="5.6236in" svg:y2="2.4972in"><text:p/></draw:line><draw:custom-shape text:anchor-type="paragraph" draw:z-index="3" draw:name="Shape4" draw:style-name="gr4" draw:text-style-name="P4" svg:width="2.7921in" svg:height="0.2295in" svg:x="0.6134in" svg:y="2.1953in"><text:p><text:span text:style-name="T5"><text:s text:c="28"/></text:span><text:span text:style-name="T5">Y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4" draw:style-name="gr4" draw:text-style-name="P4" svg:width="2.7921in" svg:height="0.2295in" svg:x="3.811in" svg:y="2.1744in"><text:p><text:span text:style-name="T5"><text:s text:c="28"/></text:span><text:span text:style-name="T5">N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name="Shape5" draw:style-name="gr5" draw:text-style-name="P5" svg:x1="5.6236in" svg:y1="2.4972in" svg:x2="5.6028in" svg:y2="3.1638in"><text:p/></draw:line><draw:line text:anchor-type="paragraph" draw:z-index="6" draw:name="Shape6" draw:style-name="gr3" draw:text-style-name="P5" svg:x1="3.6134in" svg:y1="4.5807in" svg:x2="6.9571in" svg:y2="4.5807in"><text:p/></draw:line><draw:line text:anchor-type="paragraph" draw:z-index="7" draw:name="Shape7" draw:style-name="gr5" draw:text-style-name="P5" svg:x1="3.6134in" svg:y1="4.5807in" svg:x2="3.6134in" svg:y2="4.9972in"><text:p/></draw:line><draw:line text:anchor-type="paragraph" draw:z-index="8" draw:name="Shape8" draw:style-name="gr5" draw:text-style-name="P5" svg:x1="6.9571in" svg:y1="4.5807in" svg:x2="6.9571in" svg:y2="4.9661in"><text:p/></draw:line><draw:custom-shape text:anchor-type="paragraph" draw:z-index="9" draw:name="Shape9" draw:style-name="gr6" draw:text-style-name="P6" svg:width="2.5004in" svg:height="1.0941in" svg:x="4.3839in" svg:y="3.1016in"><text:p><text:span text:style-name="T6">Conversation Id Exist or Not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0" draw:name="Shape10" draw:style-name="gr7" draw:text-style-name="P5" svg:x1="5.6445in" svg:y1="4.1953in" svg:x2="5.6445in" svg:y2="4.5807in"><text:p/></draw:line><draw:custom-shape text:anchor-type="paragraph" draw:z-index="11" draw:name="Shape4" draw:style-name="gr8" draw:text-style-name="P4" svg:width="1.3441in" svg:height="0.2295in" svg:x="4.0299in" svg:y="4.1953in"><text:p><text:span text:style-name="T5"><text:s text:c="13"/></text:span><text:span text:style-name="T5">Y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4" draw:style-name="gr8" draw:text-style-name="P4" svg:width="1.3441in" svg:height="0.2295in" svg:x="5.7799in" svg:y="4.1953in"><text:p><text:span text:style-name="T5"><text:s text:c="13"/></text:span><text:span text:style-name="T5">N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4" draw:style-name="gr9" draw:text-style-name="P4" svg:width="2.3921in" svg:height="0.8232in" svg:x="5.2744in" svg:y="4.9661in"><text:p><text:span text:style-name="T5"><text:s/></text:span><text:span text:style-name="T5">* Create Conversation Id =1</text:span></text:p><text:p><text:span text:style-name="T5">* Insert Return response into DB</text:span></text:p><text:p><text:span text:style-name="T5">*Send Return Messa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4" draw:style-name="gr10" draw:text-style-name="P4" svg:width="2.3921in" svg:height="1.1567in" svg:x="2.7744in" svg:y="4.9972in"><text:p><text:span text:style-name="T5"><text:s/></text:span><text:span text:style-name="T5">* Take last Conversation id and </text:span></text:p><text:p><text:span text:style-name="T5">increment</text:span></text:p><text:p><text:span text:style-name="T5">* Insert Return response into DB</text:span></text:p><text:p><text:span text:style-name="T5">Using new Conversation id</text:span></text:p><text:p><text:span text:style-name="T5">* Send Return Messa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" draw:name="Shape5" draw:style-name="gr5" draw:text-style-name="P5" svg:x1="0.4673in" svg:y1="2.5283in" svg:x2="0.4465in" svg:y2="3.1949in"><text:p/></draw:line><draw:custom-shape text:anchor-type="paragraph" draw:z-index="16" draw:name="Shape4" draw:style-name="gr11" draw:text-style-name="P4" svg:width="2.8449in" svg:height="1.6567in" svg:x="-0.5591in" svg:y="3.3098in"><text:p><text:span text:style-name="T5"><text:s/></text:span><text:span text:style-name="T5">* Take This Conversation id</text:span></text:p><text:p><text:span text:style-name="T5">* Insert Return response into DB</text:span></text:p><text:p><text:span text:style-name="T5">Using this Conversation id</text:span></text:p><text:p><text:span text:style-name="T5">* Send Return Messa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2" draw:display-name="Arrowheads 2" svg:viewBox="0 0 1321 3493" svg:d="M1321 3493h-1321l661-3493z"/>
    <draw:marker draw:name="Arrowheads_20_3" draw:display-name="Arrowheads 3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6:11:52.366547405</meta:creation-date>
    <dc:date>2019-06-13T17:06:29.195187856</dc:date>
    <meta:editing-duration>PT21M6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9" meta:character-count="97" meta:non-whitespace-character-count="64"/>
  </office:meta>
</office:document-meta>
</file>